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02" calcext:value-type="float">
            <text:p>89.2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2020-01-3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2019-01-30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2018-02-07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2016-12-1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201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4592" calcext:value-type="float">
            <text:p>87.7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201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6424" calcext:value-type="float">
            <text:p>88.7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9392" calcext:value-type="float">
            <text:p>91.9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32608" calcext:value-type="float">
            <text:p>91.7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200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7016" calcext:value-type="float">
            <text:p>91.1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200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7016" calcext:value-type="float">
            <text:p>91.1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624" calcext:value-type="float">
            <text:p>91.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728" calcext:value-type="float">
            <text:p>92.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6944" calcext:value-type="float">
            <text:p>92.8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200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308" calcext:value-type="float">
            <text:p>93.2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3392" calcext:value-type="float">
            <text:p>93.4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316" calcext:value-type="float">
            <text:p>93.8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9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0944" calcext:value-type="float">
            <text:p>94.4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712" calcext:value-type="float">
            <text:p>95.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1232" calcext:value-type="float">
            <text:p>95.2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4904" calcext:value-type="float">
            <text:p>95.6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9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584" calcext:value-type="float">
            <text:p>96.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1744" calcext:value-type="float">
            <text:p>97.0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9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0968" calcext:value-type="float">
            <text:p>97.6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9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2888" calcext:value-type="float">
            <text:p>97.7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9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3488" calcext:value-type="float">
            <text:p>98.7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9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7536" calcext:value-type="float">
            <text:p>99.1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8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6176" calcext:value-type="float">
            <text:p>99.7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8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392" calcext:value-type="float">
            <text:p>99.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8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968" calcext:value-type="float">
            <text:p>100.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8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2048" calcext:value-type="float">
            <text:p>102.4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3448" calcext:value-type="float">
            <text:p>102.2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8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7184" calcext:value-type="float">
            <text:p>102.4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8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64432" calcext:value-type="float">
            <text:p>105.5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8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2952" calcext:value-type="float">
            <text:p>105.1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8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2696" calcext:value-type="float">
            <text:p>109.9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6416" calcext:value-type="float">
            <text:p>116.8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7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88024" calcext:value-type="float">
            <text:p>120.5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7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46392" calcext:value-type="float">
            <text:p>121.2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7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7648" calcext:value-type="float">
            <text:p>113.0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7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7632" calcext:value-type="float">
            <text:p>112.1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7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284" calcext:value-type="float">
            <text:p>110.3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6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6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85456" calcext:value-type="float">
            <text:p>109.1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6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1568" calcext:value-type="float">
            <text:p>94.8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6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8144" calcext:value-type="float">
            <text:p>91.0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6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6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4896" calcext:value-type="float">
            <text:p>85.6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6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5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501</text:p>
          </table:table-cell>
          <table:table-cell office:value-type="string" calcext:value-type="string">
            <text:p>Hermosa SW (central) Quad</text:p>
          </table:table-cell>
          <table:table-cell office:value-type="string" calcext:value-type="string">
            <text:p>195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